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_32__20_Dots_20_1_20_Dash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draw:fill-color="#ff3333" draw:textarea-vertical-align="middle"/>
    </style:style>
    <style:style style:name="gr7" style:family="graphic" style:parent-style-name="objectwithoutfill">
      <style:graphic-properties draw:stroke="dash" draw:stroke-dash="Ultra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Ultrafine_20_Dashed" svg:stroke-width="0.035cm" svg:stroke-color="#ff333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00cc00" draw:marker-end="Arrow" draw:marker-end-width="0.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2" draw:layer="layout" svg:width="1cm" svg:height="1cm" svg:x="6.3cm" svg:y="1.2cm">
          <text:p text:style-name="P1"><text:span text:style-name="T1">V</text:span><text:span text:style-name="T2">11</text:span></text:p>
        </draw:circle>
        <draw:circle draw:style-name="gr1" draw:text-style-name="P2" draw:layer="layout" svg:width="1cm" svg:height="1cm" svg:x="3.3cm" svg:y="3.2cm">
          <text:p text:style-name="P1"><text:span text:style-name="T1">V</text:span><text:span text:style-name="T2">21</text:span></text:p>
        </draw:circle>
        <draw:circle draw:style-name="gr1" draw:text-style-name="P2" draw:layer="layout" svg:width="1cm" svg:height="1cm" svg:x="7.3cm" svg:y="3.2cm">
          <text:p text:style-name="P1"><text:span text:style-name="T1">V</text:span><text:span text:style-name="T2">22</text:span></text:p>
        </draw:circle>
        <draw:circle draw:style-name="gr1" draw:text-style-name="P2" draw:layer="layout" svg:width="1cm" svg:height="1cm" svg:x="11.3cm" svg:y="3.2cm">
          <text:p text:style-name="P1"><text:span text:style-name="T1">V</text:span><text:span text:style-name="T2">23</text:span></text:p>
        </draw:circle>
        <draw:circle draw:style-name="gr1" draw:text-style-name="P2" draw:layer="layout" svg:width="1cm" svg:height="1cm" svg:x="1.3cm" svg:y="6.2cm">
          <text:p text:style-name="P1"><text:span text:style-name="T1">V</text:span><text:span text:style-name="T2">31</text:span></text:p>
        </draw:circle>
        <draw:circle draw:style-name="gr1" draw:text-style-name="P2" draw:layer="layout" svg:width="1cm" svg:height="1cm" svg:x="3.3cm" svg:y="6.2cm">
          <text:p text:style-name="P1"><text:span text:style-name="T1">V</text:span><text:span text:style-name="T2">32</text:span></text:p>
        </draw:circle>
        <draw:circle draw:style-name="gr1" draw:text-style-name="P2" draw:layer="layout" svg:width="1cm" svg:height="1cm" svg:x="5.3cm" svg:y="6.2cm">
          <text:p text:style-name="P1"><text:span text:style-name="T1">V</text:span><text:span text:style-name="T2">33</text:span></text:p>
        </draw:circle>
        <draw:line draw:style-name="gr2" draw:text-style-name="P1" draw:layer="layout" svg:x1="3.8cm" svg:y1="4.2cm" svg:x2="1.8cm" svg:y2="6.2cm">
          <text:p/>
        </draw:line>
        <draw:line draw:style-name="gr2" draw:text-style-name="P1" draw:layer="layout" svg:x1="3.8cm" svg:y1="4.2cm" svg:x2="3.8cm" svg:y2="6.2cm">
          <text:p/>
        </draw:line>
        <draw:line draw:style-name="gr2" draw:text-style-name="P1" draw:layer="layout" svg:x1="3.8cm" svg:y1="4.2cm" svg:x2="5.8cm" svg:y2="6.2cm">
          <text:p/>
        </draw:line>
        <draw:line draw:style-name="gr2" draw:text-style-name="P1" draw:layer="layout" svg:x1="6.8cm" svg:y1="2.2cm" svg:x2="3.8cm" svg:y2="3.2cm">
          <text:p/>
        </draw:line>
        <draw:line draw:style-name="gr2" draw:text-style-name="P1" draw:layer="layout" svg:x1="6.8cm" svg:y1="2.2cm" svg:x2="11.8cm" svg:y2="3.2cm">
          <text:p/>
        </draw:line>
        <draw:line draw:style-name="gr2" draw:text-style-name="P1" draw:layer="layout" svg:x1="6.8cm" svg:y1="2.2cm" svg:x2="7.8cm" svg:y2="3.2cm">
          <text:p/>
        </draw:line>
        <draw:circle draw:style-name="gr1" draw:text-style-name="P2" draw:layer="layout" svg:width="1cm" svg:height="1cm" svg:x="13.3cm" svg:y="6.2cm">
          <text:p text:style-name="P1"><text:span text:style-name="T1">V</text:span><text:span text:style-name="T2">31</text:span></text:p>
        </draw:circle>
        <draw:line draw:style-name="gr2" draw:text-style-name="P1" draw:layer="layout" svg:x1="11.8cm" svg:y1="4.2cm" svg:x2="13.8cm" svg:y2="6.2cm">
          <text:p/>
        </draw:line>
        <draw:line draw:style-name="gr3" draw:text-style-name="P1" draw:layer="layout" svg:x1="6.2cm" svg:y1="2.1cm" svg:x2="3.7cm" svg:y2="3cm">
          <text:p/>
        </draw:line>
        <draw:line draw:style-name="gr3" draw:text-style-name="P1" draw:layer="layout" svg:x1="3.3cm" svg:y1="4.2cm" svg:x2="1.5cm" svg:y2="6cm">
          <text:p/>
        </draw:line>
        <draw:frame draw:style-name="gr4" draw:text-style-name="P3" draw:layer="layout" svg:width="0.9cm" svg:height="0.725cm" svg:x="0cm" svg:y="1.275cm">
          <draw:text-box>
            <text:p><text:span text:style-name="T1">X</text:span><text:span text:style-name="T3">1</text:span></text:p>
          </draw:text-box>
        </draw:frame>
        <draw:frame draw:style-name="gr4" draw:text-style-name="P3" draw:layer="layout" svg:width="0.9cm" svg:height="0.725cm" svg:x="0cm" svg:y="3.275cm">
          <draw:text-box>
            <text:p><text:span text:style-name="T1">X</text:span><text:span text:style-name="T3">2</text:span></text:p>
          </draw:text-box>
        </draw:frame>
        <draw:frame draw:style-name="gr4" draw:text-style-name="P3" draw:layer="layout" svg:width="0.9cm" svg:height="0.725cm" svg:x="0cm" svg:y="6.275cm">
          <draw:text-box>
            <text:p><text:span text:style-name="T1">X</text:span><text:span text:style-name="T3">3</text:span></text:p>
          </draw:text-box>
        </draw:frame>
        <draw:line draw:style-name="gr2" draw:text-style-name="P1" draw:layer="layout" svg:x1="6.8cm" svg:y1="1.2cm" svg:x2="11.3cm" svg:y2="0.2cm">
          <text:p/>
        </draw:line>
        <draw:line draw:style-name="gr2" draw:text-style-name="P1" draw:layer="layout" svg:x1="11.3cm" svg:y1="0.2cm" svg:x2="15.9cm" svg:y2="1.2cm">
          <text:p/>
        </draw:line>
        <draw:circle draw:style-name="gr1" draw:text-style-name="P2" draw:layer="layout" svg:width="1cm" svg:height="1cm" svg:x="15.3cm" svg:y="1.2cm">
          <text:p text:style-name="P1"><text:span text:style-name="T1">V</text:span><text:span text:style-name="T2">12</text:span></text:p>
        </draw:circle>
        <draw:line draw:style-name="gr5" draw:text-style-name="P1" draw:layer="layout" svg:x1="15.8cm" svg:y1="2.2cm" svg:x2="14.3cm" svg:y2="3.2cm">
          <text:p/>
        </draw:line>
        <draw:line draw:style-name="gr5" draw:text-style-name="P1" draw:layer="layout" svg:x1="15.8cm" svg:y1="2.2cm" svg:x2="15.8cm" svg:y2="3.2cm">
          <text:p/>
        </draw:line>
        <draw:line draw:style-name="gr5" draw:text-style-name="P1" draw:layer="layout" svg:x1="15.8cm" svg:y1="2.2cm" svg:x2="17.3cm" svg:y2="3.2cm">
          <text:p/>
        </draw:line>
        <draw:rect draw:style-name="gr6" draw:text-style-name="P1" draw:layer="layout" svg:width="0.3cm" svg:height="0.3cm" svg:x="6.3cm" svg:y="7.2cm">
          <text:p/>
        </draw:rect>
        <draw:line draw:style-name="gr7" draw:text-style-name="P1" draw:layer="layout" svg:x1="6.3cm" svg:y1="6.2cm" svg:x2="6.3cm" svg:y2="3.7cm">
          <text:p/>
        </draw:line>
        <draw:line draw:style-name="gr8" draw:text-style-name="P1" draw:layer="layout" svg:x1="6.3cm" svg:y1="3.7cm" svg:x2="7.2cm" svg:y2="3.7cm">
          <text:p/>
        </draw:line>
        <draw:rect draw:style-name="gr6" draw:text-style-name="P1" draw:layer="layout" svg:width="0.3cm" svg:height="0.3cm" svg:x="8.3cm" svg:y="4.2cm">
          <text:p/>
        </draw:rect>
        <draw:line draw:style-name="gr8" draw:text-style-name="P1" draw:layer="layout" svg:x1="8.5cm" svg:y1="3.7cm" svg:x2="11.2cm" svg:y2="3.7cm">
          <text:p/>
        </draw:line>
        <draw:line draw:style-name="gr9" draw:text-style-name="P1" draw:layer="layout" svg:x1="2.2cm" svg:y1="7.2cm" svg:x2="3.4cm" svg:y2="7.2cm">
          <text:p/>
        </draw:line>
        <draw:line draw:style-name="gr9" draw:text-style-name="P1" draw:layer="layout" svg:x1="4.2cm" svg:y1="7.2cm" svg:x2="5.4cm" svg:y2="7.2cm">
          <text:p/>
        </draw:line>
        <draw:line draw:style-name="gr9" draw:text-style-name="P1" draw:layer="layout" svg:x1="16cm" svg:y1="4cm" svg:x2="17cm" svg:y2="4cm">
          <text:p/>
        </draw:line>
        <draw:frame draw:style-name="gr10" draw:text-style-name="P4" draw:layer="layout" svg:width="2.369cm" svg:height="1.039cm" svg:x="17.031cm" svg:y="3.5cm">
          <draw:text-box>
            <text:p><text:span text:style-name="T4">next </text:span></text:p>
            <text:p><text:span text:style-name="T4">instantiation</text:span></text:p>
          </draw:text-box>
        </draw:frame>
        <draw:rect draw:style-name="gr6" draw:text-style-name="P1" draw:layer="layout" svg:width="0.3cm" svg:height="0.3cm" svg:x="16.4cm" svg:y="6.7cm">
          <text:p/>
        </draw:rect>
        <draw:line draw:style-name="gr8" draw:text-style-name="P1" draw:layer="layout" svg:x1="16cm" svg:y1="6cm" svg:x2="17cm" svg:y2="6cm">
          <text:p/>
        </draw:line>
        <draw:frame draw:style-name="gr11" draw:text-style-name="P4" draw:layer="layout" svg:width="1.734cm" svg:height="0.645cm" svg:x="17.066cm" svg:y="5.655cm">
          <draw:text-box>
            <text:p><text:span text:style-name="T4">go back</text:span></text:p>
          </draw:text-box>
        </draw:frame>
        <draw:frame draw:style-name="gr12" draw:text-style-name="P4" draw:layer="layout" svg:width="1.984cm" svg:height="0.645cm" svg:x="17.016cm" svg:y="6.6cm">
          <draw:text-box>
            <text:p><text:span text:style-name="T4">dead-end</text:span></text:p>
          </draw:text-box>
        </draw:frame>
        <draw:line draw:style-name="gr3" draw:text-style-name="P1" draw:layer="layout" svg:x1="16cm" svg:y1="5cm" svg:x2="17cm" svg:y2="5cm">
          <text:p/>
        </draw:line>
        <draw:frame draw:style-name="gr13" draw:text-style-name="P4" draw:layer="layout" svg:width="1.827cm" svg:height="0.645cm" svg:x="17cm" svg:y="4.6cm">
          <draw:text-box>
            <text:p><text:span text:style-name="T4">go dow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7T19:44:45.29</meta:creation-date>
    <dc:date>2015-02-05T11:05:59.05</dc:date>
    <meta:editing-duration>PT5M51S</meta:editing-duration>
    <meta:editing-cycles>3</meta:editing-cycles>
    <meta:generator>OpenOffice/4.1.0$Win32 OpenOffice.org_project/410m18$Build-9764</meta:generator>
    <dc:creator>Julien Loiseau</dc:creator>
    <meta:document-statistic meta:object-count="41"/>
  </office:meta>
</office:document-meta>
</file>